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ubtitle">
      <style:text-properties officeooo:rsid="0012f20f" officeooo:paragraph-rsid="0012f20f"/>
    </style:style>
    <style:style style:name="P2" style:family="paragraph" style:parent-style-name="Heading_20_1" style:list-style-name=""/>
    <style:style style:name="P3" style:family="paragraph" style:parent-style-name="Heading_20_1">
      <style:text-properties officeooo:rsid="001fb03a" officeooo:paragraph-rsid="001fb03a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>
      <style:text-properties officeooo:rsid="00181597" officeooo:paragraph-rsid="00181597"/>
    </style:style>
    <style:style style:name="P6" style:family="paragraph" style:parent-style-name="Text_20_body">
      <style:text-properties officeooo:rsid="0012f20f" officeooo:paragraph-rsid="0012f20f"/>
    </style:style>
    <style:style style:name="P7" style:family="paragraph" style:parent-style-name="Text_20_body">
      <style:text-properties officeooo:rsid="001a00b9" officeooo:paragraph-rsid="001a00b9"/>
    </style:style>
    <style:style style:name="P8" style:family="paragraph" style:parent-style-name="Text_20_body">
      <style:text-properties officeooo:rsid="001a3d4c" officeooo:paragraph-rsid="001a3d4c"/>
    </style:style>
    <style:style style:name="P9" style:family="paragraph" style:parent-style-name="Text_20_body" style:list-style-name="L1">
      <style:text-properties officeooo:rsid="001a3d4c" officeooo:paragraph-rsid="001a3d4c"/>
    </style:style>
    <style:style style:name="P10" style:family="paragraph" style:parent-style-name="Text_20_body">
      <style:text-properties officeooo:rsid="001ba48f" officeooo:paragraph-rsid="001ba48f"/>
    </style:style>
    <style:style style:name="P11" style:family="paragraph" style:parent-style-name="Text_20_body">
      <style:text-properties officeooo:rsid="001cff46"/>
    </style:style>
    <style:style style:name="P12" style:family="paragraph" style:parent-style-name="Text_20_body" style:list-style-name="L2">
      <style:text-properties officeooo:rsid="001df3b5" officeooo:paragraph-rsid="001df3b5"/>
    </style:style>
    <style:style style:name="P13" style:family="paragraph" style:parent-style-name="Text_20_body">
      <style:text-properties officeooo:rsid="001fb03a" officeooo:paragraph-rsid="001fb03a"/>
    </style:style>
    <style:style style:name="P14" style:family="paragraph" style:parent-style-name="Text_20_body">
      <style:text-properties officeooo:paragraph-rsid="001fb03a"/>
    </style:style>
    <style:style style:name="P15" style:family="paragraph" style:parent-style-name="Text_20_body">
      <style:paragraph-properties style:writing-mode="lr-tb"/>
      <style:text-properties officeooo:rsid="0016227e" officeooo:paragraph-rsid="0016227e"/>
    </style:style>
    <style:style style:name="P16" style:family="paragraph" style:parent-style-name="Standard">
      <style:text-properties fo:color="#ffffff" style:font-name="Consolas" fo:font-size="10.5pt" fo:font-weight="normal" fo:background-color="#002451"/>
    </style:style>
    <style:style style:name="P1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4b6a5"/>
    </style:style>
    <style:style style:name="T2" style:family="text">
      <style:text-properties officeooo:rsid="001a3d4c"/>
    </style:style>
    <style:style style:name="T3" style:family="text">
      <style:text-properties fo:color="#ebbbff"/>
    </style:style>
    <style:style style:name="T4" style:family="text">
      <style:text-properties fo:color="#bbdaff"/>
    </style:style>
    <style:style style:name="T5" style:family="text">
      <style:text-properties fo:color="#ff9da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wicklungsdokumentation</text:p>
      <text:p text:style-name="P1"><text:span text:style-name="T1">Meereen</text:span> V1.0</text:p>
      <text:p text:style-name="P6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20"><text:a xlink:type="simple" xlink:href="#__RefHeading___Toc564_3432950540" text:style-name="Index_20_Link" text:visited-style-name="Index_20_Link">Backend<text:tab/>2</text:a></text:p>
          <text:p text:style-name="P21"><text:a xlink:type="simple" xlink:href="#__RefHeading___Toc566_3432950540" text:style-name="Index_20_Link" text:visited-style-name="Index_20_Link">NginX<text:tab/>2</text:a></text:p>
          <text:p text:style-name="P17"><text:a xlink:type="simple" xlink:href="#__RefHeading___Toc569_3432950540" text:style-name="Index_20_Link" text:visited-style-name="Index_20_Link">MCH Methoden<text:tab/>2</text:a></text:p>
          <text:p text:style-name="P18"><text:a xlink:type="simple" xlink:href="#__RefHeading___Toc571_3432950540" text:style-name="Index_20_Link" text:visited-style-name="Index_20_Link">BookMessage<text:tab/>2</text:a></text:p>
          <text:p text:style-name="P19"><text:a xlink:type="simple" xlink:href="#__RefHeading___Toc573_3432950540" text:style-name="Index_20_Link" text:visited-style-name="Index_20_Link">Deklaration<text:tab/>2</text:a></text:p>
          <text:p text:style-name="P19"><text:a xlink:type="simple" xlink:href="#__RefHeading___Toc575_3432950540" text:style-name="Index_20_Link" text:visited-style-name="Index_20_Link">Funktionsablauf<text:tab/>2</text:a></text:p>
          <text:p text:style-name="P18"><text:a xlink:type="simple" xlink:href="#__RefHeading___Toc577_3432950540" text:style-name="Index_20_Link" text:visited-style-name="Index_20_Link">GetRavenResponse<text:tab/>2</text:a></text:p>
          <text:p text:style-name="P19"><text:a xlink:type="simple" xlink:href="#__RefHeading___Toc579_3432950540" text:style-name="Index_20_Link" text:visited-style-name="Index_20_Link">Deklaration<text:tab/>2</text:a></text:p>
          <text:p text:style-name="P19"><text:a xlink:type="simple" xlink:href="#__RefHeading___Toc581_3432950540" text:style-name="Index_20_Link" text:visited-style-name="Index_20_Link">Funktionsablauf<text:tab/>3</text:a></text:p>
        </text:index-body>
      </text:table-of-content>
      <text:h text:style-name="P2" text:outline-level="1"><text:bookmark-start text:name="__RefHeading___Toc458_3432950540"/><text:bookmark-end text:name="__RefHeading___Toc458_3432950540"/></text:h>
      <text:h text:style-name="P4" text:outline-level="1"><text:bookmark-start text:name="__RefHeading___Toc564_3432950540"/>Backend<text:bookmark-end text:name="__RefHeading___Toc564_3432950540"/></text:h>
      <text:p text:style-name="P15">Auf einem RPI, auf welchem mal ein OMV lief, wird ein Raspbian „Jessie“ lite installiert, alle weiteren Komponenten wurden manuell nachinstalliert, um NAS-Funktionalität wieder herzustellen (Samba, etc. siehe <text:a xlink:type="simple" xlink:href="https://docs.google.com/document/d/11d7Et3NgrPlkskF2NsqVUnVmgmPHKmJMZd6Zam8aot0/edit?usp=sharing" text:style-name="Internet_20_link" text:visited-style-name="Visited_20_Internet_20_Link">dieses Dokument</text:a>).</text:p>
      <text:h text:style-name="Heading_20_2" text:outline-level="2"><text:bookmark-start text:name="__RefHeading___Toc566_3432950540"/>NginX<text:bookmark-end text:name="__RefHeading___Toc566_3432950540"/></text:h>
      <text:p text:style-name="P5">Webserver, welcher zentraler Kommunikationspunkt (ff. Meereen.Communication.Hub bzw. Comm.Hub, CH, MCH) ist, dieser bedient einen Webservice, dessen Methoden mittels WSDL (siehe GitHub) beschrieben ist. Welche im Detail folgende sind:</text:p>
      <text:h text:style-name="Heading_20_3" text:outline-level="3"><text:bookmark-start text:name="__RefHeading___Toc569_3432950540"/>MCH Methoden<text:bookmark-end text:name="__RefHeading___Toc569_3432950540"/></text:h>
      <text:p text:style-name="P7">Die Methoden werden mittels Skriptsprache PHP realisiert, <text:span text:style-name="T2">später kann man über eine Implementierung mit .NET bzw. Mono nachdenken.</text:span></text:p>
      <text:h text:style-name="Heading_20_4" text:outline-level="4"><text:bookmark-start text:name="__RefHeading___Toc571_3432950540"/>BookMessage<text:bookmark-end text:name="__RefHeading___Toc571_3432950540"/></text:h>
      <text:p text:style-name="P10">Bucht eine Nachricht vom Mandanten und startet die Execution-Pipeline, welche die Nachricht prüft und entsprechende Aktionen veranlasst (wirklich physikalisch werden die ja vom Mandanten durchgeführt).</text:p>
      <text:h text:style-name="Heading_20_5" text:outline-level="5"><text:bookmark-start text:name="__RefHeading___Toc573_3432950540"/>Deklaration<text:bookmark-end text:name="__RefHeading___Toc573_3432950540"/></text:h>
      <text:p text:style-name="P16"><text:span text:style-name="T3">function</text:span> <text:span text:style-name="T4">bookMsg</text:span>( <text:span text:style-name="T5">$message_from_raven</text:span>)</text:p>
      <text:h text:style-name="Heading_20_5" text:outline-level="5"><text:bookmark-start text:name="__RefHeading___Toc575_3432950540"/>Funktionsablauf<text:bookmark-end text:name="__RefHeading___Toc575_3432950540"/></text:h>
      <text:p text:style-name="P8">Erhält eine Nachricht (ff. Rabe bzw. Raven) von einem Mandanten mit Sensorinformationen als XML.</text:p>
      <text:list xml:id="list3977065883" text:style-name="L1">
        <text:list-item>
          <text:p text:style-name="P9">Validiert das XML gegen ein Schema</text:p>
        </text:list-item>
        <text:list-item>
          <text:p text:style-name="P9">Speichert den Raben in der Datenbank für eine spätere Verwendung</text:p>
        </text:list-item>
        <text:list-item>
          <text:p text:style-name="P9">Die Datenbank liefert eine ID (ravenID) zurück mit welcher diese Nachricht wieder gelesen werden kann</text:p>
        </text:list-item>
        <text:list-item>
          <text:p text:style-name="P9">Die ravenID wird in eine „Message Queue“ (System V Interprocess Communication) geschrieben, diese wird von der Execution Pipeline gelesen</text:p>
        </text:list-item>
        <text:list-item>
          <text:p text:style-name="P9">Die Exection-Pipeline wird (asynchron) gestartet</text:p>
        </text:list-item>
        <text:list-item>
          <text:p text:style-name="P9">Liefert die ravenID an Mandanten zurück</text:p>
        </text:list-item>
      </text:list>
      <text:h text:style-name="Heading_20_4" text:outline-level="4"><text:bookmark-start text:name="__RefHeading___Toc577_3432950540"/>GetRavenResponse<text:bookmark-end text:name="__RefHeading___Toc577_3432950540"/></text:h>
      <text:p text:style-name="P11">Liefert das Ergebnis der Execution-Pipeline zu einem Raben zurück.</text:p>
      <text:h text:style-name="Heading_20_5" text:outline-level="5"><text:bookmark-start text:name="__RefHeading___Toc579_3432950540"/>Deklaration<text:bookmark-end text:name="__RefHeading___Toc579_3432950540"/></text:h>
      <text:p text:style-name="P16"><text:span text:style-name="T3">function</text:span> <text:span text:style-name="T4">getRavenResponse</text:span>(<text:span text:style-name="T5">$ravenID</text:span>)</text:p>
      <text:h text:style-name="Heading_20_5" text:outline-level="5"><text:bookmark-start text:name="__RefHeading___Toc581_3432950540"/><text:soft-page-break/>Funktionsablauf<text:bookmark-end text:name="__RefHeading___Toc581_3432950540"/></text:h>
      <text:list xml:id="list2939461493" text:style-name="L2">
        <text:list-item>
          <text:p text:style-name="P12">Holt die Nachricht zur ravenID aus der Datenbank (sofern vorhanden – diese wird von der Execution-Pipeline geschrieben, möglicherweise ist die aber noch gar nicht fertig abgearbeitet)</text:p>
        </text:list-item>
        <text:list-item>
          <text:p text:style-name="P12">Liefert die Nachricht zurück – oder eben einen Fehler, wenn es keine gibt.</text:p>
        </text:list-item>
      </text:list>
      <text:h text:style-name="Heading_20_2" text:outline-level="2">Execution-Pipeline</text:h>
      <text:p text:style-name="P13">Hierüber bin ich mir noch selbst nicht ganz im Klaren. Jedenfalls ist dies Meereens Kernstück.</text:p>
      <text:h text:style-name="P3" text:outline-level="1">Datenbank</text:h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9:32.037000000</meta:creation-date>
    <dc:date>2017-03-31T15:08:39.230000000</dc:date>
    <meta:editing-duration>PT2H16M2S</meta:editing-duration>
    <meta:editing-cycles>9</meta:editing-cycles>
    <meta:generator>LibreOffice/5.3.0.3$Windows_x86 LibreOffice_project/7074905676c47b82bbcfbea1aeefc84afe1c50e1</meta:generator>
    <meta:document-statistic meta:table-count="0" meta:image-count="0" meta:object-count="0" meta:page-count="3" meta:paragraph-count="40" meta:word-count="285" meta:character-count="2122" meta:non-whitespace-character-count="1883"/>
  </office:meta>
</office:document-meta>
</file>